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<text:s/>[1,2) <text:s text:c="3"/></text:p>
          </table:table-cell>
          <table:table-cell table:style-name="Default" office:value-type="string" calcext:value-type="string">
            <text:p><text:s/>[2,3) <text:s text:c="2"/></text:p>
          </table:table-cell>
          <table:table-cell table:style-name="Default" office:value-type="string" calcext:value-type="string">
            <text:p><text:s/>[3,4) <text:s text:c="2"/></text:p>
          </table:table-cell>
          <table:table-cell table:style-name="Default" office:value-type="string" calcext:value-type="string">
            <text:p><text:s/>[4,5) <text:s text:c="2"/></text:p>
          </table:table-cell>
          <table:table-cell table:style-name="Default" office:value-type="string" calcext:value-type="string">
            <text:p><text:s/>[5,6) <text:s text:c="2"/></text:p>
          </table:table-cell>
          <table:table-cell table:style-name="Default" office:value-type="string" calcext:value-type="string">
            <text:p><text:s/>[6,7) <text:s text:c="2"/></text:p>
          </table:table-cell>
          <table:table-cell table:style-name="Default" office:value-type="string" calcext:value-type="string">
            <text:p><text:s/>[7,8) <text:s text:c="2"/></text:p>
          </table:table-cell>
          <table:table-cell office:value-type="string" calcext:value-type="string">
            <text:p>Ci:1,2</text:p>
          </table:table-cell>
          <table:table-cell office:value-type="string" calcext:value-type="string">
            <text:p>Ci:2,3</text:p>
          </table:table-cell>
          <table:table-cell office:value-type="string" calcext:value-type="string">
            <text:p>Ci:3,4</text:p>
          </table:table-cell>
          <table:table-cell office:value-type="string" calcext:value-type="string">
            <text:p>Ci:4,5</text:p>
          </table:table-cell>
          <table:table-cell office:value-type="string" calcext:value-type="string">
            <text:p>Ci:5,6</text:p>
          </table:table-cell>
          <table:table-cell office:value-type="string" calcext:value-type="string">
            <text:p>Ci:6,7</text:p>
          </table:table-cell>
          <table:table-cell office:value-type="string" calcext:value-type="string">
            <text:p>Ci:7,8</text:p>
          </table:table-cell>
        </table:table-row>
        <table:table-row table:style-name="ro1">
          <table:table-cell office:value-type="string" calcext:value-type="string">
            <text:p><text:s/>retries=6,timeout=0.2 <text:s/></text:p>
          </table:table-cell>
          <table:table-cell office:value-type="float" office:value="26.8" calcext:value-type="float">
            <text:p>26.8</text:p>
          </table:table-cell>
          <table:table-cell office:value-type="float" office:value="4.17333" calcext:value-type="float">
            <text:p>4.17333</text:p>
          </table:table-cell>
          <table:table-cell office:value-type="float" office:value="0.54667" calcext:value-type="float">
            <text:p>0.54667</text:p>
          </table:table-cell>
          <table:table-cell office:value-type="float" office:value="0.52" calcext:value-type="float">
            <text:p>0.5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0.11513" calcext:value-type="float">
            <text:p>0,11513</text:p>
          </table:table-cell>
          <table:table-cell office:value-type="float" office:value="0.04469" calcext:value-type="float">
            <text:p>0,04469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1275" calcext:value-type="float">
            <text:p>0,01275</text:p>
          </table:table-cell>
          <table:table-cell office:value-type="float" office:value="0.00675" calcext:value-type="float">
            <text:p>0,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0.4 <text:s/>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1333" calcext:value-type="float">
            <text:p>0.0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34" calcext:value-type="float">
            <text:p>0,15234</text:p>
          </table:table-cell>
          <table:table-cell office:value-type="float" office:value="0.07651" calcext:value-type="float">
            <text:p>0,07651</text:p>
          </table:table-cell>
          <table:table-cell office:value-type="float" office:value="0.02794" calcext:value-type="float">
            <text:p>0,02794</text:p>
          </table:table-cell>
          <table:table-cell office:value-type="float" office:value="0.00675" calcext:value-type="float">
            <text:p>0,00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0.6 <text:s/>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0.49333" calcext:value-type="float">
            <text:p>0.49333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72" calcext:value-type="float">
            <text:p>0,08772</text:p>
          </table:table-cell>
          <table:table-cell office:value-type="float" office:value="0.04926" calcext:value-type="float">
            <text:p>0,04926</text:p>
          </table:table-cell>
          <table:table-cell office:value-type="float" office:value="0.01613" calcext:value-type="float">
            <text:p>0,016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0.8 <text:s/>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0.4" calcext:value-type="float">
            <text:p>0.4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1333" calcext:value-type="float">
            <text:p>0.0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35" calcext:value-type="float">
            <text:p>0,09035</text:p>
          </table:table-cell>
          <table:table-cell office:value-type="float" office:value="0.03561" calcext:value-type="float">
            <text:p>0,03561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0675" calcext:value-type="float">
            <text:p>0,00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1 <text:s text:c="3"/></text:p>
          </table:table-cell>
          <table:table-cell office:value-type="float" office:value="4.44" calcext:value-type="float">
            <text:p>4.44</text:p>
          </table:table-cell>
          <table:table-cell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696" calcext:value-type="float">
            <text:p>0,11696</text:p>
          </table:table-cell>
          <table:table-cell office:value-type="float" office:value="0.06231" calcext:value-type="float">
            <text:p>0,06231</text:p>
          </table:table-cell>
          <table:table-cell office:value-type="float" office:value="0.02164" calcext:value-type="float">
            <text:p>0,021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7,timeout=0.2 <text:s/></text:p>
          </table:table-cell>
          <table:table-cell office:value-type="float" office:value="26.62667" calcext:value-type="float">
            <text:p>26.62667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49333" calcext:value-type="float">
            <text:p>0.4933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333" calcext:value-type="float">
            <text:p>0.01333</text:p>
          </table:table-cell>
          <table:table-cell office:value-type="float" office:value="0.1361" calcext:value-type="float">
            <text:p>0,1361</text:p>
          </table:table-cell>
          <table:table-cell office:value-type="float" office:value="0.12411" calcext:value-type="float">
            <text:p>0,12411</text:p>
          </table:table-cell>
          <table:table-cell office:value-type="float" office:value="0.04703" calcext:value-type="float">
            <text:p>0,04703</text:p>
          </table:table-cell>
          <table:table-cell office:value-type="float" office:value="0.03678" calcext:value-type="float">
            <text:p>0,03678</text:p>
          </table:table-cell>
          <table:table-cell office:value-type="float" office:value="0.01653" calcext:value-type="float">
            <text:p>0,01653</text:p>
          </table:table-cell>
          <table:table-cell table:number-columns-repeated="2" office:value-type="float" office:value="0.00675" calcext:value-type="float">
            <text:p>0,00675</text:p>
          </table:table-cell>
        </table:table-row>
        <table:table-row table:style-name="ro1">
          <table:table-cell office:value-type="string" calcext:value-type="string">
            <text:p><text:s/>retries=7,timeout=0.4 <text:s/>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1.14667" calcext:value-type="float">
            <text:p>1.14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2667" calcext:value-type="float">
            <text:p>0.0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17" calcext:value-type="float">
            <text:p>0,13817</text:p>
          </table:table-cell>
          <table:table-cell office:value-type="float" office:value="0.07617" calcext:value-type="float">
            <text:p>0,07617</text:p>
          </table:table-cell>
          <table:table-cell office:value-type="float" office:value="0.02908" calcext:value-type="float">
            <text:p>0,02908</text:p>
          </table:table-cell>
          <table:table-cell office:value-type="float" office:value="0.0092" calcext:value-type="float">
            <text:p>0,0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7,timeout=0.6 <text:s/></text:p>
          </table:table-cell>
          <table:table-cell office:value-type="float" office:value="4.72" calcext:value-type="float">
            <text:p>4.72</text:p>
          </table:table-cell>
          <table:table-cell office:value-type="float" office:value="0.52" calcext:value-type="float">
            <text:p>0.52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04919" calcext:value-type="float">
            <text:p>0,04919</text:p>
          </table:table-cell>
          <table:table-cell office:value-type="float" office:value="0.01653" calcext:value-type="float">
            <text:p>0,016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7,timeout=0.8 <text:s/></text:p>
          </table:table-cell>
          <table:table-cell office:value-type="float" office:value="4.62667" calcext:value-type="float">
            <text:p>4.62667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821" calcext:value-type="float">
            <text:p>0,09821</text:p>
          </table:table-cell>
          <table:table-cell office:value-type="float" office:value="0.03196" calcext:value-type="float">
            <text:p>0,03196</text:p>
          </table:table-cell>
          <table:table-cell office:value-type="float" office:value="0.01082" calcext:value-type="float">
            <text:p>0,01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7,timeout=1 <text:s text:c="3"/></text:p>
          </table:table-cell>
          <table:table-cell office:value-type="float" office:value="4.62667" calcext:value-type="float">
            <text:p>4.62667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0667" calcext:value-type="float">
            <text:p>0.1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252" calcext:value-type="float">
            <text:p>0,12252</text:p>
          </table:table-cell>
          <table:table-cell office:value-type="float" office:value="0.06616" calcext:value-type="float">
            <text:p>0,06616</text:p>
          </table:table-cell>
          <table:table-cell office:value-type="float" office:value="0.02392" calcext:value-type="float">
            <text:p>0,02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0.2 <text:s/></text:p>
          </table:table-cell>
          <table:table-cell office:value-type="float" office:value="26.6" calcext:value-type="float">
            <text:p>26.6</text:p>
          </table:table-cell>
          <table:table-cell office:value-type="float" office:value="4.24" calcext:value-type="float">
            <text:p>4.24</text:p>
          </table:table-cell>
          <table:table-cell office:value-type="float" office:value="0.6" calcext:value-type="float">
            <text:p>0.6</text:p>
          </table:table-cell>
          <table:table-cell office:value-type="float" office:value="0.54667" calcext:value-type="float">
            <text:p>0.54667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0.14177" calcext:value-type="float">
            <text:p>0,14177</text:p>
          </table:table-cell>
          <table:table-cell office:value-type="float" office:value="0.12886" calcext:value-type="float">
            <text:p>0,12886</text:p>
          </table:table-cell>
          <table:table-cell office:value-type="float" office:value="0.04073" calcext:value-type="float">
            <text:p>0,04073</text:p>
          </table:table-cell>
          <table:table-cell office:value-type="float" office:value="0.03625" calcext:value-type="float">
            <text:p>0,03625</text:p>
          </table:table-cell>
          <table:table-cell office:value-type="float" office:value="0.01275" calcext:value-type="float">
            <text:p>0,01275</text:p>
          </table:table-cell>
          <table:table-cell office:value-type="float" office:value="0.00675" calcext:value-type="float">
            <text:p>0,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0.4 <text:s/></text:p>
          </table:table-cell>
          <table:table-cell office:value-type="float" office:value="7.24" calcext:value-type="float">
            <text:p>7.24</text:p>
          </table:table-cell>
          <table:table-cell office:value-type="float" office:value="1.14667" calcext:value-type="float">
            <text:p>1.14667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01333" calcext:value-type="float">
            <text:p>0.0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76" calcext:value-type="float">
            <text:p>0,13976</text:p>
          </table:table-cell>
          <table:table-cell office:value-type="float" office:value="0.07617" calcext:value-type="float">
            <text:p>0,07617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0.00675" calcext:value-type="float">
            <text:p>0,00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0.6 <text:s/></text:p>
          </table:table-cell>
          <table:table-cell office:value-type="float" office:value="4.57333" calcext:value-type="float">
            <text:p>4.57333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578" calcext:value-type="float">
            <text:p>0,07578</text:p>
          </table:table-cell>
          <table:table-cell office:value-type="float" office:value="0.05024" calcext:value-type="float">
            <text:p>0,05024</text:p>
          </table:table-cell>
          <table:table-cell office:value-type="float" office:value="0.01653" calcext:value-type="float">
            <text:p>0,016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0.8 <text:s/>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02667" calcext:value-type="float">
            <text:p>0.02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701" calcext:value-type="float">
            <text:p>0,09701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0092" calcext:value-type="float">
            <text:p>0,0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1 <text:s text:c="3"/>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0667" calcext:value-type="float">
            <text:p>0.1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04" calcext:value-type="float">
            <text:p>0,10904</text:p>
          </table:table-cell>
          <table:table-cell office:value-type="float" office:value="0.06616" calcext:value-type="float">
            <text:p>0,06616</text:p>
          </table:table-cell>
          <table:table-cell office:value-type="float" office:value="0.02392" calcext:value-type="float">
            <text:p>0,02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9,timeout=0.2 <text:s/></text:p>
          </table:table-cell>
          <table:table-cell office:value-type="float" office:value="26.58667" calcext:value-type="float">
            <text:p>26.58667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52" calcext:value-type="float">
            <text:p>0.52</text:p>
          </table:table-cell>
          <table:table-cell office:value-type="float" office:value="0.10667" calcext:value-type="float">
            <text:p>0.10667</text:p>
          </table:table-cell>
          <table:table-cell table:number-columns-repeated="2" office:value-type="float" office:value="0.01333" calcext:value-type="float">
            <text:p>0.01333</text:p>
          </table:table-cell>
          <table:table-cell office:value-type="float" office:value="0.13343" calcext:value-type="float">
            <text:p>0,13343</text:p>
          </table:table-cell>
          <table:table-cell office:value-type="float" office:value="0.12172" calcext:value-type="float">
            <text:p>0,12172</text:p>
          </table:table-cell>
          <table:table-cell office:value-type="float" office:value="0.04703" calcext:value-type="float">
            <text:p>0,04703</text:p>
          </table:table-cell>
          <table:table-cell office:value-type="float" office:value="0.038" calcext:value-type="float">
            <text:p>0,038</text:p>
          </table:table-cell>
          <table:table-cell office:value-type="float" office:value="0.01672" calcext:value-type="float">
            <text:p>0,01672</text:p>
          </table:table-cell>
          <table:table-cell table:number-columns-repeated="2" office:value-type="float" office:value="0.00675" calcext:value-type="float">
            <text:p>0,00675</text:p>
          </table:table-cell>
        </table:table-row>
        <table:table-row table:style-name="ro1">
          <table:table-cell office:value-type="string" calcext:value-type="string">
            <text:p><text:s/>retries=9,timeout=0.4 <text:s/></text:p>
          </table:table-cell>
          <table:table-cell office:value-type="float" office:value="6.89333" calcext:value-type="float">
            <text:p>6.89333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02667" calcext:value-type="float">
            <text:p>0.0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36" calcext:value-type="float">
            <text:p>0,13136</text:p>
          </table:table-cell>
          <table:table-cell office:value-type="float" office:value="0.08432" calcext:value-type="float">
            <text:p>0,08432</text:p>
          </table:table-cell>
          <table:table-cell office:value-type="float" office:value="0.02512" calcext:value-type="float">
            <text:p>0,02512</text:p>
          </table:table-cell>
          <table:table-cell office:value-type="float" office:value="0.0092" calcext:value-type="float">
            <text:p>0,0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9,timeout=0.6 <text:s/>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75" calcext:value-type="float">
            <text:p>0,10975</text:p>
          </table:table-cell>
          <table:table-cell office:value-type="float" office:value="0.04785" calcext:value-type="float">
            <text:p>0,04785</text:p>
          </table:table-cell>
          <table:table-cell office:value-type="float" office:value="0.01653" calcext:value-type="float">
            <text:p>0,016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9,timeout=0.8 <text:s/>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0.52" calcext:value-type="float">
            <text:p>0.52</text:p>
          </table:table-cell>
          <table:table-cell office:value-type="float" office:value="0.02667" calcext:value-type="float">
            <text:p>0.02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343" calcext:value-type="float">
            <text:p>0,09343</text:p>
          </table:table-cell>
          <table:table-cell office:value-type="float" office:value="0.04716" calcext:value-type="float">
            <text:p>0,04716</text:p>
          </table:table-cell>
          <table:table-cell office:value-type="float" office:value="0.0092" calcext:value-type="float">
            <text:p>0,0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9,timeout=1 <text:s text:c="3"/></text:p>
          </table:table-cell>
          <table:table-cell office:value-type="float" office:value="4.54667" calcext:value-type="float">
            <text:p>4.54667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10667" calcext:value-type="float">
            <text:p>0.1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239" calcext:value-type="float">
            <text:p>0,11239</text:p>
          </table:table-cell>
          <table:table-cell office:value-type="float" office:value="0.06733" calcext:value-type="float">
            <text:p>0,06733</text:p>
          </table:table-cell>
          <table:table-cell office:value-type="float" office:value="0.02392" calcext:value-type="float">
            <text:p>0,023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0.2 </text:p>
          </table:table-cell>
          <table:table-cell office:value-type="float" office:value="26.65333" calcext:value-type="float">
            <text:p>26.65333</text:p>
          </table:table-cell>
          <table:table-cell office:value-type="float" office:value="4.2" calcext:value-type="float">
            <text:p>4.2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08" calcext:value-type="float">
            <text:p>0.0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0.14431" calcext:value-type="float">
            <text:p>0,14431</text:p>
          </table:table-cell>
          <table:table-cell office:value-type="float" office:value="0.12954" calcext:value-type="float">
            <text:p>0,12954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3783" calcext:value-type="float">
            <text:p>0,03783</text:p>
          </table:table-cell>
          <table:table-cell office:value-type="float" office:value="0.01325" calcext:value-type="float">
            <text:p>0,01325</text:p>
          </table:table-cell>
          <table:table-cell office:value-type="float" office:value="0.00675" calcext:value-type="float">
            <text:p>0,0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6.94667" calcext:value-type="float">
            <text:p>6.94667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566" calcext:value-type="float">
            <text:p>0,14566</text:p>
          </table:table-cell>
          <table:table-cell office:value-type="float" office:value="0.08125" calcext:value-type="float">
            <text:p>0,08125</text:p>
          </table:table-cell>
          <table:table-cell office:value-type="float" office:value="0.03039" calcext:value-type="float">
            <text:p>0,03039</text:p>
          </table:table-cell>
          <table:table-cell office:value-type="float" office:value="0.01082" calcext:value-type="float">
            <text:p>0,01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0.6 </text:p>
          </table:table-cell>
          <table:table-cell office:value-type="float" office:value="4.61333" calcext:value-type="float">
            <text:p>4.61333</text:p>
          </table:table-cell>
          <table:table-cell office:value-type="float" office:value="0.52" calcext:value-type="float">
            <text:p>0.52</text:p>
          </table:table-cell>
          <table:table-cell office:value-type="float" office:value="0.06667" calcext:value-type="float">
            <text:p>0.0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02" calcext:value-type="float">
            <text:p>0,1102</text:p>
          </table:table-cell>
          <table:table-cell office:value-type="float" office:value="0.04919" calcext:value-type="float">
            <text:p>0,04919</text:p>
          </table:table-cell>
          <table:table-cell office:value-type="float" office:value="0.01613" calcext:value-type="float">
            <text:p>0,016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0.8 </text:p>
          </table:table-cell>
          <table:table-cell office:value-type="float" office:value="4.61333" calcext:value-type="float">
            <text:p>4.61333</text:p>
          </table:table-cell>
          <table:table-cell office:value-type="float" office:value="0.48" calcext:value-type="float">
            <text:p>0.48</text:p>
          </table:table-cell>
          <table:table-cell office:value-type="float" office:value="0.02667" calcext:value-type="float">
            <text:p>0.02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651" calcext:value-type="float">
            <text:p>0,09651</text:p>
          </table:table-cell>
          <table:table-cell office:value-type="float" office:value="0.04049" calcext:value-type="float">
            <text:p>0,04049</text:p>
          </table:table-cell>
          <table:table-cell office:value-type="float" office:value="0.0092" calcext:value-type="float">
            <text:p>0,00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1 <text:s text:c="2"/>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10667" calcext:value-type="float">
            <text:p>0.1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904" calcext:value-type="float">
            <text:p>0,10904</text:p>
          </table:table-cell>
          <table:table-cell office:value-type="float" office:value="0.06616" calcext:value-type="float">
            <text:p>0,06616</text:p>
          </table:table-cell>
          <table:table-cell office:value-type="float" office:value="0.02392" calcext:value-type="float">
            <text:p>0,0239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22:59:26.070731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58:56.546794693</meta:creation-date>
    <meta:generator>LibreOffice/6.0.7.3$Linux_X86_64 LibreOffice_project/00m0$Build-3</meta:generator>
    <dc:date>2019-02-14T23:04:18.733724575</dc:date>
    <meta:editing-duration>PT6M55S</meta:editing-duration>
    <meta:editing-cycles>5</meta:editing-cycles>
    <meta:document-statistic meta:table-count="1" meta:cell-count="390" meta:object-count="0"/>
  </office:meta>
</office:document-meta>
</file>